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2" style:family="table">
      <style:table-properties style:width="15.863cm" fo:margin-left="0.065cm" fo:margin-right="0.069cm" table:align="margins" style:writing-mode="lr-tb"/>
    </style:style>
    <style:style style:name="Tabela2.A" style:family="table-column">
      <style:table-column-properties style:column-width="2.487cm" style:rel-column-width="10275*"/>
    </style:style>
    <style:style style:name="Tabela2.B" style:family="table-column">
      <style:table-column-properties style:column-width="2.17cm" style:rel-column-width="8963*"/>
    </style:style>
    <style:style style:name="Tabela2.C" style:family="table-column">
      <style:table-column-properties style:column-width="8.255cm" style:rel-column-width="34104*"/>
    </style:style>
    <style:style style:name="Tabela2.D" style:family="table-column">
      <style:table-column-properties style:column-width="2.951cm" style:rel-column-width="12193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2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2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ext_20_body">
      <style:paragraph-properties fo:margin-top="0.199cm" fo:margin-bottom="0.199cm"/>
    </style:style>
    <style:style style:name="P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Heading_20_1">
      <style:text-properties fo:language="pt" fo:country="BR"/>
    </style:style>
    <style:style style:name="P1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15%"/>
    </style:style>
    <style:style style:name="P20" style:family="paragraph" style:parent-style-name="Text_20_body">
      <style:text-properties fo:color="#000000" style:font-name="Tahoma2" fo:font-size="10pt"/>
    </style:style>
    <style:style style:name="P21" style:family="paragraph" style:parent-style-name="Text_20_body">
      <style:paragraph-properties fo:margin-left="0cm" fo:margin-right="0cm" fo:margin-top="0.494cm" fo:margin-bottom="0.494cm" fo:text-indent="1.199cm" style:auto-text-indent="false"/>
      <style:text-properties fo:color="#000000" style:font-name="Tahoma2" fo:font-size="10pt"/>
    </style:style>
    <style:style style:name="P22" style:family="paragraph" style:parent-style-name="Text_20_body">
      <style:paragraph-properties fo:margin-left="0cm" fo:margin-right="0cm" fo:margin-top="0.194cm" fo:margin-bottom="0.194cm" fo:text-indent="1.199cm" style:auto-text-indent="false"/>
      <style:text-properties fo:color="#000000" style:font-name="Tahoma2" fo:font-size="10pt"/>
    </style:style>
    <style:style style:name="P23" style:family="paragraph" style:parent-style-name="Text_20_body">
      <style:paragraph-properties fo:margin-left="0cm" fo:margin-right="0cm" fo:margin-top="0.194cm" fo:margin-bottom="0.194cm" fo:text-align="justify" style:justify-single-word="false" fo:text-indent="1.199cm" style:auto-text-indent="false"/>
      <style:text-properties fo:color="#000000" style:font-name="Tahoma2" fo:font-size="10pt"/>
    </style:style>
    <style:style style:name="P24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25" style:family="paragraph" style:parent-style-name="Text_20_body">
      <style:paragraph-properties fo:margin-left="0cm" fo:margin-right="0cm" fo:margin-top="0.494cm" fo:margin-bottom="0.494cm" fo:text-align="justify" style:justify-single-word="false" fo:text-indent="0cm" style:auto-text-indent="false"/>
      <style:text-properties fo:color="#000000"/>
    </style:style>
    <style:style style:name="P26" style:family="paragraph" style:parent-style-name="Text_20_body">
      <style:paragraph-properties fo:margin-left="1.834cm" fo:margin-right="0cm" fo:margin-top="0cm" fo:margin-bottom="0cm" fo:text-indent="1.199cm" style:auto-text-indent="false"/>
    </style:style>
    <style:style style:name="P27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8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29" style:family="paragraph" style:parent-style-name="Text_20_body">
      <style:paragraph-properties fo:margin-left="1.27cm" fo:margin-right="0cm" fo:margin-top="0cm" fo:margin-bottom="0cm" fo:text-align="justify" style:justify-single-word="false" fo:text-indent="1.199cm" style:auto-text-indent="false"/>
    </style:style>
    <style:style style:name="P30" style:family="paragraph" style:parent-style-name="Text_20_body">
      <style:paragraph-properties fo:margin-left="0cm" fo:margin-right="0cm" fo:margin-top="0.494cm" fo:margin-bottom="0.494cm" fo:text-align="justify" style:justify-single-word="false" fo:text-indent="1.251cm" style:auto-text-indent="false"/>
      <style:text-properties fo:color="#000000"/>
    </style:style>
    <style:style style:name="P31" style:family="paragraph" style:parent-style-name="Text_20_body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font-name-complex="Arial"/>
    </style:style>
    <style:style style:name="T5" style:family="text">
      <style:text-properties style:font-name-complex="Arial"/>
    </style:style>
    <style:style style:name="T6" style:family="text">
      <style:text-properties style:font-name-complex="Arial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style:font-name="Tahoma2" fo:font-size="10pt"/>
    </style:style>
    <style:style style:name="T9" style:family="text">
      <style:text-properties style:font-name="Tahoma2"/>
    </style:style>
    <style:style style:name="T10" style:family="text">
      <style:text-properties style:font-name="Tahoma2" fo:font-size="10pt"/>
    </style:style>
    <style:style style:name="T11" style:family="text">
      <style:text-properties fo:font-variant="normal" fo:text-transform="none" fo:color="#000000" style:font-name="Tahoma2" fo:font-size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Food Delivery Web</text:p>
      <text:p text:style-name="P15">Caso de Uso</text:p>
      <text:p text:style-name="P16"/>
      <text:p text:style-name="P3">Histórico de Revisões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">Data</text:p>
          </table:table-cell>
          <table:table-cell table:style-name="Tabela2.A1" office:value-type="string">
            <text:p text:style-name="P5">Versão</text:p>
          </table:table-cell>
          <table:table-cell table:style-name="Tabela2.A1" office:value-type="string">
            <text:p text:style-name="P5">Descrição</text:p>
          </table:table-cell>
          <table:table-cell table:style-name="Tabela2.D1" office:value-type="string">
            <text:p text:style-name="P5">Autor</text:p>
          </table:table-cell>
        </table:table-row>
        <table:table-row table:style-name="Tabela2.1">
          <table:table-cell table:style-name="Tabela2.A2" office:value-type="date" office:date-value="209-10-14">
            <text:p text:style-name="P10">14/10/09</text:p>
          </table:table-cell>
          <table:table-cell table:style-name="Tabela2.B2" office:value-type="float" office:value="1">
            <text:p text:style-name="P11">1</text:p>
          </table:table-cell>
          <table:table-cell table:style-name="Tabela2.C2" office:value-type="string">
            <text:p text:style-name="P12">Primeira versão do caso de uso Exibir Estabelecimento</text:p>
          </table:table-cell>
          <table:table-cell table:style-name="Tabela2.D2" office:value-type="string">
            <text:p text:style-name="P13">Thaiz Cabral</text:p>
          </table:table-cell>
        </table:table-row>
        <table:table-row table:style-name="Tabela2.1">
          <table:table-cell table:style-name="Tabela2.C2" office:value-type="string">
            <text:p text:style-name="P2"/>
          </table:table-cell>
          <table:table-cell table:style-name="Tabela2.C2" office:value-type="string">
            <text:p text:style-name="P2"/>
          </table:table-cell>
          <table:table-cell table:style-name="Tabela2.C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</table:table>
      <text:p text:style-name="P18">Exibir Estabelecimento</text:p>
      <text:h text:style-name="P17" text:outline-level="1">Breve Descrição</text:h>
      <text:p text:style-name="P19"><text:span text:style-name="T8">Este caso de uso permite exibição da lista de Estabelecimentos cadastrados no Food Delivery Web</text:span> </text:p>
      <text:h text:style-name="P17" text:outline-level="1">Referências </text:h>
      <text:p text:style-name="P21">Não há</text:p>
      <text:h text:style-name="Heading_20_1" text:outline-level="1"><text:span text:style-name="T3">Atores</text:span></text:h>
      <text:p text:style-name="P21">Cliente </text:p>
      <text:h text:style-name="Heading_20_1" text:outline-level="1"><text:span text:style-name="T3">Pré-condições</text:span></text:h>
      <text:p text:style-name="Text_20_body"><text:span text:style-name="T8">Não há</text:span></text:p>
      <text:h text:style-name="P17" text:outline-level="1">Fluxos de Eventos</text:h>
      <text:h text:style-name="Heading_20_2" text:outline-level="2">Fluxo Básico</text:h>
      <text:p text:style-name="P20">Este caso de uso começa quando o ator seleciona a opção Restaurantes no menu:</text:p>
      <text:p text:style-name="P23">1. O sistema apresenta duas opções: Buscar por CEP e Buscar por Nome e cada uma das opções leva aos fluxos alternativos;</text:p>
      <text:p text:style-name="P22">2. O caso de uso se encerra.</text:p>
      <text:h text:style-name="Heading_20_2" text:outline-level="2">Fluxos Alternativos</text:h>
      <text:p text:style-name="P24"><text:span text:style-name="T4">A1 – Busca por CEP</text:span></text:p>
      <text:p text:style-name="P21">No passo 1 do fluxo básico:</text:p>
      <text:p text:style-name="P26"><text:span text:style-name="T8">1.</text:span><text:span text:style-name="T11"> </text:span><text:span text:style-name="T8">O ator informa o CEP na caixa de pesquisa;</text:span></text:p>
      <text:p text:style-name="P26"><text:span text:style-name="T8">2.</text:span><text:span text:style-name="T11"> </text:span><text:span text:style-name="T8">O ator clica em Buscar Restaurantes;</text:span></text:p>
      <text:p text:style-name="P26"><text:soft-page-break/><text:span text:style-name="T8">3.</text:span><text:span text:style-name="T11"> </text:span><text:span text:style-name="T8">O sistema exibe a lista de restaurantes correspondentes ao CEP digitado ordenados em ordem alfabética;</text:span></text:p>
      <text:p text:style-name="P26"><text:span text:style-name="T8">4.</text:span><text:span text:style-name="T11"> </text:span><text:span text:style-name="T8">O ator seleciona um restaurante na listagem e clica em Ver detalhes;</text:span></text:p>
      <text:p text:style-name="P27"><text:span text:style-name="T8">5.</text:span><text:span text:style-name="T11"> </text:span><text:span text:style-name="T8">O sistema exibe tela contendo os detalhes do estabelecimento: Nome completo, Endereço, Slogan, tempo de entrega, custo de entrega, formas de pagamento aceitas, dias de funcionamento e horário de abertura;</text:span></text:p>
      <text:p text:style-name="P27"><text:span text:style-name="T8">6.</text:span><text:span text:style-name="T11"> </text:span><text:span text:style-name="T8">O ator clica em Retornar para Busca;</text:span></text:p>
      <text:p text:style-name="P27"><text:span text:style-name="T8">7.</text:span><text:span text:style-name="T11"> </text:span><text:span text:style-name="T8">O sistema retorna ao passo 3 do fluxo alternativo.</text:span></text:p>
      <text:p text:style-name="P30"><text:span text:style-name="T10">Se no passo 2 do fluxo alternativo o sistema não encontrar nenhum estabelecimento relacionado ao CEP, então:</text:span></text:p>
      <text:p text:style-name="P31"><text:span text:style-name="T8">1.</text:span><text:span text:style-name="T11"> </text:span><text:span text:style-name="T8">O sistema exibe a mensagem “Não foram encontrados resultados para a busca. Clique em OK para prosseguir”;</text:span></text:p>
      <text:p text:style-name="P31"><text:span text:style-name="T8">2.</text:span><text:span text:style-name="T11"> </text:span><text:span text:style-name="T8">O ator clica em OK;</text:span></text:p>
      <text:p text:style-name="P31"><text:span text:style-name="T8">3.</text:span><text:span text:style-name="T11"> </text:span><text:span text:style-name="T8">O sistema retorna para o passo 1 do fluxo alternativo.</text:span></text:p>
      <text:p text:style-name="P28"><text:span text:style-name="T10">Se no passo 2 do fluxo alternativo o CEP digitado for inexistente,então:</text:span></text:p>
      <text:p text:style-name="P31"><text:span text:style-name="T8">1.</text:span><text:span text:style-name="T11"> </text:span><text:span text:style-name="T8">O sistema exibe a mensagem “O CEP informado não existe. Clique em OK para prosseguir”;</text:span></text:p>
      <text:p text:style-name="P31"><text:span text:style-name="T8">2.</text:span><text:span text:style-name="T11"> </text:span><text:span text:style-name="T8">O ator clica em OK;</text:span></text:p>
      <text:p text:style-name="P31"><text:span text:style-name="T8">3.</text:span><text:span text:style-name="T11"> </text:span><text:span text:style-name="T8">O sistema retorna para o passo 1 do fluxo alternativo.</text:span></text:p>
      <text:p text:style-name="P24">A2 – Busca por Nome</text:p>
      <text:p text:style-name="P28"> <text:span text:style-name="T10">No passo 1 do fluxo básico:</text:span></text:p>
      <text:p text:style-name="P31"><text:span text:style-name="T8">1.</text:span><text:span text:style-name="T11"> </text:span><text:span text:style-name="T8">O ator digita parte do nome do estabelecimento;</text:span></text:p>
      <text:p text:style-name="P31"><text:span text:style-name="T8">2.</text:span><text:span text:style-name="T11"> </text:span><text:span text:style-name="T8">O ator clica em Buscar Restaurantes;</text:span></text:p>
      <text:p text:style-name="P31"><text:span text:style-name="T8">3.</text:span><text:span text:style-name="T11"> </text:span><text:span text:style-name="T8">O sistema exibe a lista de restaurantes correspondentes ao valor digitado ordenados em ordem alfabética;</text:span></text:p>
      <text:p text:style-name="P31"><text:span text:style-name="T8">4.</text:span><text:span text:style-name="T11"> </text:span><text:span text:style-name="T8">O ator seleciona um restaurante na listagem e clica em Ver detalhes;</text:span></text:p>
      <text:p text:style-name="P31"><text:span text:style-name="T8">5.</text:span><text:span text:style-name="T11"> </text:span><text:span text:style-name="T8">O sistema exibe tela contendo os detalhes do estabelecimento: Nome completo, Endereço, Slogan, tempo de entrega, custo de entrega, formas de pagamento aceitas, dias de funcionamento e horário de abertura;</text:span></text:p>
      <text:p text:style-name="P31"><text:span text:style-name="T8">6.</text:span><text:span text:style-name="T11"> </text:span><text:span text:style-name="T8">O ator clica em Retornar para Busca;</text:span></text:p>
      <text:p text:style-name="P31"><text:span text:style-name="T8">7.</text:span><text:span text:style-name="T11"> </text:span><text:span text:style-name="T8">O sistema retorna ao passo 3 do fluxo alternativo.</text:span></text:p>
      <text:p text:style-name="P25"> </text:p>
      <text:p text:style-name="P30"><text:span text:style-name="T10">Se no passo 2 do fluxo alternativo o sistema não encontrar nenhum resultado correspondente, então:</text:span> </text:p>
      <text:p text:style-name="P27"><text:span text:style-name="T8">1.</text:span><text:span text:style-name="T11"> </text:span><text:span text:style-name="T8">O sistema exibe a mensagem “Não foram encontrados resultados para a busca. Clique em OK para prosseguir”;</text:span></text:p>
      <text:p text:style-name="P27"><text:span text:style-name="T8">2.</text:span><text:span text:style-name="T11"> </text:span><text:span text:style-name="T8">O ator clica em OK;</text:span></text:p>
      <text:p text:style-name="P27"><text:span text:style-name="T8">3.</text:span><text:span text:style-name="T11"> </text:span><text:span text:style-name="T8">O sistema retorna para o passo 1 do fluxo alternativo.</text:span></text:p>
      <text:p text:style-name="P29"><text:span text:style-name="T7"> </text:span></text:p>
      <text:h text:style-name="P17" text:outline-level="1">Pontos de Extensão</text:h>
      <text:p text:style-name="Text_20_body">Não há</text:p>
      <text:h text:style-name="P17" text:outline-level="1"><text:soft-page-break/>Casos de Uso Incluídos</text:h>
      <text:h text:style-name="Heading_20_1" text:outline-level="1"><text:span text:style-name="T3">Pós-Condições</text:span></text:h>
      <text:h text:style-name="Heading_20_1" text:outline-level="1"><text:span text:style-name="T3">Outros Diagramas</text:span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1 - Exibir Estabelecimentos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1 - Exibir Estabelecimentos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17:43:40.37</dc:date>
    <meta:editing-cycles>15</meta:editing-cycles>
    <meta:editing-duration>PT00H39M36S</meta:editing-duration>
    <meta:generator>BrOffice.org/3.1$Win32 OpenOffice.org_project/310m19$Build-9420</meta:generator>
    <dc:creator>Thaiz Rondam</dc:creator>
    <meta:document-statistic meta:table-count="1" meta:image-count="0" meta:object-count="0" meta:page-count="3" meta:paragraph-count="65" meta:word-count="498" meta:character-count="2823"/>
    <meta:user-defined meta:name="ReqProMenus" meta:value-type="boolean">false</meta:user-defined>
  </office:meta>
</office:document-meta>
</file>